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8" style:family="paragraph" style:parent-style-name="Text_20_body">
      <style:text-properties officeooo:paragraph-rsid="00209de6"/>
    </style:style>
    <style:style style:name="P19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20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21" style:family="paragraph" style:parent-style-name="Heading_20_1">
      <style:paragraph-properties fo:break-before="page"/>
      <style:text-properties officeooo:rsid="00258e63" officeooo:paragraph-rsid="00258e63"/>
    </style:style>
    <style:style style:name="P22" style:family="paragraph" style:parent-style-name="Heading_20_2">
      <style:text-properties officeooo:rsid="00209de6" officeooo:paragraph-rsid="00209de6"/>
    </style:style>
    <style:style style:name="P23" style:family="paragraph" style:parent-style-name="Heading_20_2">
      <style:text-properties officeooo:rsid="00258e63" officeooo:paragraph-rsid="00258e63"/>
    </style:style>
    <style:style style:name="P24" style:family="paragraph" style:parent-style-name="Heading_20_2">
      <style:text-properties officeooo:rsid="002742a4" officeooo:paragraph-rsid="002742a4"/>
    </style:style>
    <style:style style:name="P25" style:family="paragraph" style:parent-style-name="Heading_20_3">
      <style:text-properties officeooo:rsid="00209de6" officeooo:paragraph-rsid="00209de6"/>
    </style:style>
    <style:style style:name="P26" style:family="paragraph" style:parent-style-name="Heading_20_3">
      <style:text-properties officeooo:rsid="002742a4" officeooo:paragraph-rsid="002742a4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1bf40e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29" style:family="paragraph" style:parent-style-name="Text_20_body">
      <style:text-properties officeooo:rsid="00209de6" officeooo:paragraph-rsid="00209de6"/>
    </style:style>
    <style:style style:name="P30" style:family="paragraph" style:parent-style-name="Text_20_body" style:list-style-name="L1">
      <style:text-properties officeooo:rsid="00209de6" officeooo:paragraph-rsid="00209de6"/>
    </style:style>
    <style:style style:name="P31" style:family="paragraph" style:parent-style-name="Text_20_body">
      <style:text-properties officeooo:paragraph-rsid="00258e63"/>
    </style:style>
    <style:style style:name="P32" style:family="paragraph" style:parent-style-name="Text_20_body">
      <style:text-properties officeooo:paragraph-rsid="002742a4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7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officeooo:rsid="000bc3ac"/>
    </style:style>
    <style:style style:name="T39" style:family="text">
      <style:text-properties officeooo:rsid="0018481b"/>
    </style:style>
    <style:style style:name="T40" style:family="text">
      <style:text-properties fo:color="#000000"/>
    </style:style>
    <style:style style:name="T41" style:family="text">
      <style:text-properties fo:color="#000000" style:font-name="Arial" fo:font-size="12pt" style:font-size-asian="12pt" style:font-size-complex="12pt"/>
    </style:style>
    <style:style style:name="T42" style:family="text">
      <style:text-properties fo:color="#000000" style:font-name="Arial" fo:font-size="12pt" officeooo:rsid="000edea8" style:font-size-asian="12pt" style:font-size-complex="12pt"/>
    </style:style>
    <style:style style:name="T43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officeooo:rsid="001bf40e"/>
    </style:style>
    <style:style style:name="T46" style:family="text">
      <style:text-properties officeooo:rsid="00209de6"/>
    </style:style>
    <style:style style:name="T47" style:family="text">
      <style:text-properties officeooo:rsid="00226e4a"/>
    </style:style>
    <style:style style:name="T48" style:family="text">
      <style:text-properties officeooo:rsid="00258e63"/>
    </style:style>
    <style:style style:name="T49" style:family="text">
      <style:text-properties officeooo:rsid="002742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5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19" text:outline-level="1">1.0 Introdução</text:h>
      <text:p text:style-name="P5"><text:tab/>Neste trabalho será projetado um sistema de realidade aumentada para utilização nas unidades curriculares de Biologia, focando em transformar as salas de aulas em um ambiente mais integrado a tecnologia e mais dinâmico.</text:p>
      <text:p text:style-name="P15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5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(DIESEL, ALINE. 2016).</text:span></text:p>
      <text:p text:style-name="P16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(IBGE. 2021). </text:span></text:p>
      <text:p text:style-name="P16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(CAETANO,</text:span><text:span text:style-name="T6"> </text:span><text:span text:style-name="T7">2015).</text:span></text:p>
      <text:p text:style-name="P16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6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1">”(AZUMA, 1997, p. 356, tradução nossa).</text:span><text:span text:style-name="T21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6"><text:span text:style-name="T21"><text:tab/></text:span><text:span text:style-name="T22">A tecnologia de realidade aumentada escalou rapidamente na sociedade quando os </text:span><text:span text:style-name="T23">dispositivos de computação móveis como os </text:span><text:span text:style-name="T24">smartphones</text:span><text:span text:style-name="T23"> e </text:span><text:span text:style-name="T24">tablets</text:span><text:span text:style-name="T26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7">esses dispositivos </text:span><text:span text:style-name="T26">mais e mais aplicativos de realidade aumentada apareceram, trazendo uma evolução significante e também uma divulgação muito maior para toda a sociedade.</text:span></text:p>
      <text:p text:style-name="P16"><text:span text:style-name="T26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26">chamado Pokémon GO(NINTENDO…, 2016), </text:span><text:span text:style-name="T28">de acordo com o site </text:span><text:span text:style-name="T25">Bussiness of Apps</text:span><text:span text:style-name="T28"> que produz pesquisas relacionadas a uma varidade de aplicativos mobiles utilizando diversas fontes para suas pesquisas, informa que o jogo Pokémon GO gerou um grande fenômeno mundialmente, devido a utilização da realidade aumentada de um jeito que nunca foi visto antes(</text:span><text:span text:style-name="T29">IQBAL, 2021</text:span><text:span text:style-name="T28">). Isso também fez que o termo realidade aumentada <text:s/>fosse colocado nos holofotes das diversas áreas relacionadas a tecnologia, sendo repensada para vários propósitos, como por exemplo, o de uso em escolas.</text:span></text:p>
      <text:p text:style-name="P17"><text:span text:style-name="T28"><text:tab/>Em</text:span><text:span text:style-name="T27"> relação ao uso de realidade aumentada em </text:span><text:span text:style-name="T32">ambientes escolares</text:span><text:span text:style-name="T27">, muitos projetos </text:span><text:span text:style-name="T30">e estudos</text:span><text:span text:style-name="T27"> já foram feitos para tornar isso realidade, </text:span><text:span text:style-name="T30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(</text:span><text:span text:style-name="T37">MARTINS</text:span><text:span text:style-name="T30">, 201</text:span><text:span text:style-name="T31">2</text:span><text:span text:style-name="T30">).</text:span></text:p>
      <text:p text:style-name="P16"><text:span text:style-name="T30"><text:tab/></text:span><text:span text:style-name="T32">Diante disso</text:span><text:span text:style-name="T31"> </text:span><text:span text:style-name="T32">é</text:span><text:span text:style-name="T31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(BASSANI, 2019).</text:span></text:p>
      <text:p text:style-name="P16"><text:span text:style-name="T31"><text:tab/></text:span><text:span text:style-name="T33">Focando nesse diálogo e na integração de tecnologias no âmbito escolar, é analisado que </text:span><text:span text:style-name="T34">essa é</text:span><text:span text:style-name="T33"> uma área </text:span><text:span text:style-name="T35">a qual</text:span><text:span text:style-name="T33"> ainda possui muitas possibilidades de </text:span><text:span text:style-name="T34">evolução</text:span><text:span text:style-name="T33">, </text:span><text:span text:style-name="T34">como por exemplo a integração</text:span><text:span text:style-name="T33"> de aplicativos como ferramentas de auxílio nas salas de aula. Nesta área tão abrangente, uma das possíveis ciências que podem ser focadas é a </text:span><text:span text:style-name="T36">área</text:span><text:span text:style-name="T33"> de ciências biológicas, </text:span><text:span text:style-name="T34">como as matérias de </text:span><text:span text:style-name="T36">Química e </text:span><text:span text:style-name="T34">Biologia</text:span><text:span text:style-name="T33">.</text:span></text:p>
      <text:p text:style-name="P16"><text:span text:style-name="T33"><text:tab/>Em suma, o projeto foca em divulgar a metodologia ativa para mais salas de aula, utilizando-</text:span><text:span text:style-name="T35">se de</text:span><text:span text:style-name="T33"> um aplicativo </text:span><text:span text:style-name="T35">o qual</text:span><text:span text:style-name="T33"> apresenta ao estudante objetos em realidade aumentada diretamente relacionados aos conteúdos estudados. </text:span><text:span text:style-name="T36">N</text:span><text:span text:style-name="T33">esse aplicativo </text:span><text:span text:style-name="T36">será possível a </text:span><text:span text:style-name="T33">visualização de moléculas, com suas ligações e átomos bem definidas, permitindo </text:span><text:span text:style-name="T35">os </text:span><text:span text:style-name="T33">estudantes interagir com </text:span><text:span text:style-name="T35">os objetos estudados em sala de aula </text:span><text:span text:style-name="T33">e entender mais ainda suas estruturas.</text:span></text:p>
      <text:p text:style-name="P27"/>
      <text:h text:style-name="P22" text:outline-level="2">1.1 Objetivos</text:h>
      <text:p text:style-name="P18"><text:tab/><text:span text:style-name="T46">Nesta seção são apresentados os objetivos gerais e específicos deste trabalho.</text:span></text:p>
      <text:p text:style-name="P18"/>
      <text:h text:style-name="P25" text:outline-level="3">1.1.1 Objetivo geral</text:h>
      <text:p text:style-name="P18"><text:tab/><text:span text:style-name="T46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29"><text:tab/>O sistema deve apresentar moléculas e células em formato 3D usando a câmera do celular do usuário do sistema, permitindo também obter mais informações sobre cada um dos objetos digitais.</text:p>
      <text:p text:style-name="P18"/>
      <text:h text:style-name="P25" text:outline-level="3"><text:soft-page-break/>1.1.2 Objetivos específicos</text:h>
      <text:list xml:id="list4131840198" text:style-name="L1">
        <text:list-item>
          <text:p text:style-name="P30">Definir as ferramentas utilizadas para desenvolver o sistema;</text:p>
        </text:list-item>
        <text:list-item>
          <text:p text:style-name="P30">Documentar todos os processos prévios do desenvolvimento do sistema (Exemplo: Requisitos funcionais e não funcionais, modelo de sistema de gerenciamento de banco de dados);</text:p>
        </text:list-item>
        <text:list-item>
          <text:p text:style-name="P30">Desenvolver o sistema com base nos documentos criados;</text:p>
        </text:list-item>
        <text:list-item>
          <text:p text:style-name="P30">Aplicar testes do sistema em turmas do ensino médio que estejam tendo aulas relacionadas aos assuntos abordados no aplicativo;</text:p>
        </text:list-item>
        <text:list-item>
          <text:p text:style-name="P30">Validar <text:span text:style-name="T47">os</text:span> testes a partir de um questionário <text:span text:style-name="T47">aplicado para as turmas após testarem o sistema</text:span>.</text:p>
        </text:list-item>
      </text:list>
      <text:p text:style-name="P9"/>
      <text:p text:style-name="P9"><text:tab/></text:p>
      <text:p text:style-name="P9"><text:tab/></text:p>
      <text:h text:style-name="P21" text:outline-level="1">2.0 FUNDAMENTAÇÃO TEÓRICA</text:h>
      <text:p text:style-name="P31"/>
      <text:h text:style-name="P23" text:outline-level="2">2.1 DESCRIÇÃO DOS CONCEITOS FUNDAMENTAIS</text:h>
      <text:p text:style-name="P31"><text:tab/><text:span text:style-name="T48">O presente tópico tem como objeto descrever os conceitos fundamentais para compreensão do projeto elaborado.</text:span></text:p>
      <text:h text:style-name="P26" text:outline-level="3">2.1.1 Educação Brasileira</text:h>
      <text:h text:style-name="P26" text:outline-level="3">2.1.2 Biologia nas escolas</text:h>
      <text:h text:style-name="P26" text:outline-level="3">2.1.3 Metodologia ativa</text:h>
      <text:h text:style-name="P26" text:outline-level="3">2.1.4 Tecnologia x Educação</text:h>
      <text:h text:style-name="P26" text:outline-level="3">2.1.5 Realidade Aumentada</text:h>
      <text:p text:style-name="P31"/>
      <text:h text:style-name="P24" text:outline-level="2">2.2 TRABALHOS CORRELATOS</text:h>
      <text:p text:style-name="P32"><text:tab/><text:span text:style-name="T49">Nesta seção encontram-se as descrições de sistemas com funcionalidades semelhantes ao do projeto abordado. Tais sistemas serão comparados com o projeto ao final da seção. A seguir, encontram-se as descrições de cada sistema.</text:span></text:p>
      <text:p text:style-name="P32"/>
      <text:h text:style-name="P24" text:outline-level="2">2.3 TECNOLOGIAS UTILIZADAS</text:h>
      <text:p text:style-name="P32"><text:tab/><text:span text:style-name="T49">Nesta seção são apresentados os programas e tecnologias utilizados para a criação do sistema proposto neste projeto.</text:span></text:p>
      <text:h text:style-name="P20" text:outline-level="1"><text:span text:style-name="T39">2.0 </text:span>Referências</text:h>
      <text:p text:style-name="P4"/>
      <text:p text:style-name="P4"/>
      <text:p text:style-name="P4"/>
      <text:p text:style-name="P2"><text:span text:style-name="T41">ANESE NICOLA, Jéssica; PANIZ, Catiane Mazocco. A importância da utilização de diferentes recursos didáticos no Ensino de Ciências e Biologia. </text:span><text:span text:style-name="Strong_20_Emphasis"><text:span text:style-name="T41">InFor</text:span></text:span><text:span text:style-name="T41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1">&gt;. Acesso em: 28 june 2021. </text:span></text:p>
      <text:p text:style-name="P3"/>
      <text:p text:style-name="P2"><text:span text:style-name="T41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1">Revista Signos</text:span></text:span><text:span text:style-name="T41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1">&gt;. Acesso em: 28 jun. 2021. </text:span></text:p>
      <text:p text:style-name="P3"/>
      <text:p text:style-name="P2"><text:span text:style-name="T41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1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3">A</text:span><text:span text:style-name="T14">ZUMA,</text:span><text:span text:style-name="T13"> Ronald T.; A Survey of Augmented Reality. </text:span><text:span text:style-name="Emphasis"><text:span text:style-name="T43">Presence: Teleoperators and Virtual Environments</text:span></text:span><text:span text:style-name="T15"> </text:span><text:span text:style-name="T13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0">https://doi.org/10.1162/pres.1997.6.4.355</text:span></text:a><text:span text:style-name="T44"> </text:span></text:p>
      <text:p text:style-name="P10"/>
      <text:p text:style-name="P10"><text:span text:style-name="T38">Pokémon GO</text:span>. Criação de T<text:span text:style-name="T38">atsuo</text:span> Nomura. Produção de <text:span text:style-name="T38">Niantic</text:span>. JAPÃO: <text:span text:style-name="T38">Nintendo</text:span>, [2016]. 1 jogo eletrônico, son. color</text:p>
      <text:p text:style-name="P10"/>
      <text:p text:style-name="P13"><text:span text:style-name="T16">IQBAL, Mansoor. </text:span><text:span text:style-name="T41">Pokémon Go Revenue and Usage Statistics (2021). </text:span><text:span text:style-name="T42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2">&gt;. Acesso em: 01 jul. 2021.</text:span></text:p>
      <text:p text:style-name="P11"><text:s/></text:p>
      <text:p text:style-name="P14"><text:span text:style-name="T16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7">&lt;</text:span><text:a xlink:type="simple" xlink:href="http://br-ie.org/pub/index.php/desafie/article/view/2780" text:style-name="Internet_20_link" text:visited-style-name="Visited_20_Internet_20_Link"><text:span text:style-name="T40">http://br-ie.org/pub/index.php/desafie/article/view/2780</text:span></text:a><text:span text:style-name="T17">&gt;</text:span><text:span text:style-name="T16">. Acesso em: 0</text:span><text:span text:style-name="T17">3</text:span><text:span text:style-name="T16"> jul. 20</text:span><text:span text:style-name="T17">21</text:span><text:span text:style-name="T16">. </text:span></text:p>
      <text:p text:style-name="P12"/>
      <text:p text:style-name="P14"><text:span text:style-name="T16">BASSANI, Patrícia Brandalise Scherer. Realidade aumentada na escola: experiências de aprendizagem em espaços híbridos. </text:span><text:span text:style-name="Strong_20_Emphasis"><text:span text:style-name="T18">Revista Diálogo Educacional</text:span></text:span><text:span text:style-name="T16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19">https://periodicos.pucpr.br/index.php/dialogoeducacional/article/view/25419/23694</text:span></text:a><text:span text:style-name="T16">&gt;. Acesso em: 03 jul. 2021. doi:</text:span><text:a xlink:type="simple" xlink:href="http://dx.doi.org/10.7213/1981-416X.19.062.DS13" text:style-name="Internet_20_link" text:visited-style-name="Visited_20_Internet_20_Link"><text:span text:style-name="T19">http://dx.doi.org/10.7213/1981-416X.19.062.DS13</text:span></text:a><text:span text:style-name="T1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0H28M25S</meta:editing-duration>
    <meta:editing-cycles>15</meta:editing-cycles>
    <meta:generator>LibreOffice/6.2.4.2$Windows_X86_64 LibreOffice_project/2412653d852ce75f65fbfa83fb7e7b669a126d64</meta:generator>
    <dc:date>2021-11-09T18:59:27.829000000</dc:date>
    <meta:document-statistic meta:table-count="0" meta:image-count="0" meta:object-count="0" meta:page-count="6" meta:paragraph-count="58" meta:word-count="1571" meta:character-count="10588" meta:non-whitespace-character-count="9045"/>
  </office:meta>
</office:document-meta>
</file>